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solid" draw:fill-color="#000000" draw:opacity="100%"/>
      <style:paragraph-properties fo:text-align="justify" style:justify-single-word="false" fo:background-color="#000000"/>
      <style:text-properties fo:color="#ffffff" loext:opacity="100%"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loext:graphic-properties draw:fill="solid" draw:fill-color="#000000" draw:opacity="100%"/>
      <style:paragraph-properties fo:text-align="justify" style:justify-single-word="false" fo:background-color="#000000"/>
      <style:text-properties officeooo:rsid="001c3e44" officeooo:paragraph-rsid="001c3e44"/>
    </style:style>
    <style:style style:name="P4" style:family="paragraph" style:parent-style-name="Standard">
      <style:paragraph-properties fo:text-align="justify" style:justify-single-word="false"/>
      <style:text-properties officeooo:rsid="001c3e44" officeooo:paragraph-rsid="001c3e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ular expressions</text:p>
      <text:p text:style-name="P2"/>
      <text:p text:style-name="P3">Documentation:</text:p>
      <text:p text:style-name="P4"><text:a xlink:type="simple" xlink:href="https://developer.mozilla.org/en-US/docs/Web/JavaScript/Guide/Regular_expressions" text:style-name="Internet_20_link" text:visited-style-name="Visited_20_Internet_20_Link">https://developer.mozilla.org/en-US/docs/Web/JavaScript/Guide/Regular_expressions</text:a></text:p>
      <text:p text:style-name="P4"/>
      <text:p text:style-name="P4">Regular expressions are patterns used to match character combinations in strings. In JavaScript, regular expressions are also objects. These patterns are used with the exec() and test() methods of RegExp, and with the match(), matchAll(), replace(), replaceAll(), search(), and split() methods of String. This chapter describes JavaScript regular expressions. It provides a brief overview of each syntax element. For a detailed explanation of each one's semantics, read the regular expressions referenc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4T13:52:47.880389600</meta:creation-date>
    <dc:date>2025-11-14T13:54:22.986330200</dc:date>
    <meta:editing-duration>PT1M35S</meta:editing-duration>
    <meta:editing-cycles>1</meta:editing-cycles>
    <meta:document-statistic meta:table-count="0" meta:image-count="0" meta:object-count="0" meta:page-count="1" meta:paragraph-count="4" meta:word-count="75" meta:character-count="618" meta:non-whitespace-character-count="547"/>
    <meta:generator>LibreOffice/25.8.2.2$Windows_X86_64 LibreOffice_project/d401f2107ccab8f924a8e2df40f573aab7605b6f</meta:generator>
  </office:meta>
</office:document-meta>
</file>